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març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TONIA ROSA VIEIRA - CPF: 313.695.021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2/2024 a 2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DENTAL PREMIUM</text:p>
          </table:table-cell>
          <table:covered-table-cell table:number-columns-repeated="7"/>
          <table:table-cell office:value-type="string" table:number-columns-spanned="3" table:number-rows-spanned="1" table:style-name="ce21">
            <text:p>35.402.728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EMERGENCIAL PARA ODONTOLO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0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DENTAL VISUAL COM ATACAD DE PRODUTOS ODONTOLOG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4.354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EMERGENCIAL PARA ODNTOLOG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7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ECILIA DE ALMEIDA COSTA - CPF: 620.789.171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0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LIMA DIAS ROUPAS E ACESSÓRIOS LTDA-EPP</text:p>
          </table:table-cell>
          <table:covered-table-cell table:number-columns-repeated="7"/>
          <table:table-cell office:value-type="string" table:number-columns-spanned="3" table:number-rows-spanned="1" table:style-name="ce21">
            <text:p>01.342.660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<text:s/>MEMORANDO 11/2024 AS/SA - PGR-00001625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7.7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LSON JORGE TELES MARINHO - CPF: 182.644.17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2/2024 a 15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RTROMPPSON TECNOLOGIA COM. E SERVIÇOS DE INFORMÁTIC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7.551.109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EXCEPCIONALIDADE, não possam se subordinar ao procedimento normal de licitação ou sua dispensa, em conformidade com a Lei nº 8.666/9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ADILSON DE SOUZA DIAS - CPF: 523.613.811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2/2024 a 04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EGSA TECNOLOGIA E INOV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6.773.11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O MATERIAL CONSTA DA LISTA DE AQUISIÇÃO PELO ALMOXARIFADO VIRTUAL. NO ENTANTO, A EMPRESA VENCEDORA NAO POSSUIA ETIQUETA COM A ESPECIFICIDADE DESCRITA PELA BIBLIOTECA. DEVIDO A NECESSIDADE URGENTE DE DISPONIBILIZAR OS NOVOS LIVROS ADQUIRIDOS NO ACERVO DA BIBLIOTECA, RECORREU-SE À AQUISIÇÃO DO MATERIAL POR SUPRIMENTO DE FUNDOS. DESTACA-SE QUE OS LIVROS SOMENTE PODEM SER EMPRESTADOS SE HOUVER ETIQUETA DE SEGURANÇ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NAS PINHEIRO DE SOUZA - CPF: 277.248.91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3/2024 a 04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ACRETEC DISTRIBUIDOR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42.564.366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EQUIPAMENTO NV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ACRE PARAFUSOS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1.164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QUE SÃO DE UTILIZAÇÃO IMEDIAT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7,1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PRB SERVIÇOS, COMÉRCIO E REPRESENT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01.41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QUE SÃO DE UTILIZAÇÃO IMEDIA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PRB SERVIÇOS, COMÉRCIO E REPRESENT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01.41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E DE UTILIZAÇÃO IMEDIA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R J CARDIN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002.021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QUE SÃO DE UTILIZAÇÃO IMEDIAT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BILL CAR AUTOCENTER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4.484.599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E DE UTILIZAÇÃO IMEDIA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BILL CAR AUTOCENTER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4.484.599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SISTEMA DE FREIOS COMPROMETIDO DURANTE A VI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S S SOUZA</text:p>
          </table:table-cell>
          <table:covered-table-cell table:number-columns-repeated="7"/>
          <table:table-cell office:value-type="string" table:number-columns-spanned="3" table:number-rows-spanned="1" table:style-name="ce21">
            <text:p>10.172.179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CARTÃO PRÓRIO DE ABASTECIMENTO NÃO FUNCIONOU. SISTEMA INSTÁV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A. C. D. A.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308.980/0014-07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ÕES DE PEQUENOS VALORES QUE SÃO DE UTILIZAÇÃO IMEDIAT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1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2/2024 a 16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ELETRONICA HALLEY IMPORTACAO E EXPORTA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306.083/0001-3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INSTALAÇÃO DE MOTOR DE PORTAO DE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PARANORTE COMÉRCIO DE MÁQUINAS E MATERIAL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4.328.129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SO TRABALH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HOMAZ EDUARDO EURICH - CPF: 010.335.779-3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2/2024 a 2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S. M. CAMELI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7.862.517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LÂMPADAS PARA SUBSTITUIÇÃO DAS LAMPADAS QUEBRADAS 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DISTRIBUIDORA CRISTAL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2.934.512/0004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ITA ISOLANTE PARA CONCERTOS IMEDIATOS DENTRO 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4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ERRAN HEMORGENES LAURENTINO DE QUEIROZ - CPF: 053.323.191-4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3/2024 a 11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WANDO DA SILVA NASCIMENTO</text:p>
          </table:table-cell>
          <table:covered-table-cell table:number-columns-repeated="7"/>
          <table:table-cell office:value-type="string" table:number-columns-spanned="3" table:number-rows-spanned="1" table:style-name="ce21">
            <text:p>35.680.463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OCORREU PELA NECESSIDADE DE CONSERTAR O PORTÃO, PORTAS E REPARO NOS BANHEI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3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WANDO DA SILVA NASCIMENTO</text:p>
          </table:table-cell>
          <table:covered-table-cell table:number-columns-repeated="7"/>
          <table:table-cell office:value-type="string" table:number-columns-spanned="3" table:number-rows-spanned="1" table:style-name="ce21">
            <text:p>35.680.463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OCORREU NECESSIDADE DE LIMPAR A CISTERNA E A DA CAIXA D'ÁGU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IDNEY WANDERLEY DE OLIVEIRA - CPF: 093.780.974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4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J R DE A FONSECA</text:p>
          </table:table-cell>
          <table:covered-table-cell table:number-columns-repeated="7"/>
          <table:table-cell office:value-type="string" table:number-columns-spanned="3" table:number-rows-spanned="1" table:style-name="ce21">
            <text:p>01.769.258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ALDENOR PEREIRA DE ASSIS</text:p>
          </table:table-cell>
          <table:covered-table-cell table:number-columns-repeated="7"/>
          <table:table-cell office:value-type="string" table:number-columns-spanned="3" table:number-rows-spanned="1" table:style-name="ce21">
            <text:p>04.948.865/0002-16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SÂO FRANCISCO COMÉRCIO VAREJIST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73.828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3/2024</text:p>
          </table:table-cell>
          <table:covered-table-cell/>
          <table:table-cell office:value-type="string" table:number-columns-spanned="8" table:number-rows-spanned="1" table:style-name="ce22">
            <text:p>ARISTEU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3.661.748/0001-55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JM COMERCIO DE EQUIPAMENTOS E SERVIÇOS EM TELECOMUNIC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976.252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ARISTEU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3.661.748/0001-55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AGNALDO DA SILVA RODRIGU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4.550.020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66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SOPARAFUSO COMERC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173.942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AMAZON COMÉRCIO DE FERRAGENS E SERVIÇOS DE INSTAL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17.127.759/0002-13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SOPARAFUSO COMERC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173.942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FECHACOM COMÉRCIO DE FECHADUR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3.718.555/0002-74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38,0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LSON DE CARVALHO SENA - CPF: 511.910.91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IAL PARA ATENDER AS NECESIDADES DE MANUTENÇÃO DO PREDIAO DA PR/A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2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DERICO EUSTAQUIO DOS SANTOS FILHO - CPF: 529.309.98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1/2024 a 2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REI DO VIDRACEIRO</text:p>
          </table:table-cell>
          <table:covered-table-cell table:number-columns-repeated="7"/>
          <table:table-cell office:value-type="string" table:number-columns-spanned="3" table:number-rows-spanned="1" table:style-name="ce21">
            <text:p>13.391.12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OLDANAS DA PORTA DE ENTRADA NECESSITANDO DE SUBSTITUIÇÃO POR APRESENTAR DESGAS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OURIVAN DA SILVA PORTUGAL - CPF: 667.851.9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2/2024 a 10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RAFAEL DE CARVALHO SOUZA- MEI</text:p>
          </table:table-cell>
          <table:covered-table-cell table:number-columns-repeated="7"/>
          <table:table-cell office:value-type="string" table:number-columns-spanned="3" table:number-rows-spanned="1" table:style-name="ce21">
            <text:p>32.760.60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PORTÃO LATERAL DE ACESSO DE PEDESTRE AO ESTACIONAMENTO, ROMPERAM AS SOLDAS DOS GONZ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LUIZAO AQUECEDORES E MANUT. HIDRA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430.888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FIXADOR DE ASSENTO DO BANHEIRO DE PCD, TÉRREO. FIXADOR ANTIGO QUEBRO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1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PAULO JOCRE - MAPP MATERIAL DE CONSTRU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8.589.321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REPARO/MANUTENÇÃO DO SISTEMA DE ACIONAMENTO, À DISTÂNCIA, DO PORTÃO DE ENTRADA E SAÍDA DE VEÍCULOS DE MEMBROS E SERVIDORES. E SILICONE PARA VEDAÇÃO DAS JANELAS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3/2024 a 24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PLACA DO PORTAL DETECTOR DE MET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CONTRAFOGO SISTEMA CONTRA INCENDIO</text:p>
          </table:table-cell>
          <table:covered-table-cell table:number-columns-repeated="7"/>
          <table:table-cell office:value-type="string" table:number-columns-spanned="3" table:number-rows-spanned="1" table:style-name="ce21">
            <text:p>42.657.396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PEÇAS PELO TEMPO DE USO NA RECARGA DOS EXTINT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UELEI CONCEIÇÃO MOREIRA 03564167552</text:p>
          </table:table-cell>
          <table:covered-table-cell table:number-columns-repeated="7"/>
          <table:table-cell office:value-type="string" table:number-columns-spanned="3" table:number-rows-spanned="1" table:style-name="ce21">
            <text:p>30.258.848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 NA EXECUÇÃO DOS SERVIÇOS DE LIMPEZA E ROÇAGEM DO ESTACIONAMENTO ANEXO DA PR/BA TENDO EM VISTA TRATAR-SE DE SEGURANÇA INSTITUCION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JR FOGÕES E EQUIPAMENTO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838.377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<text:s/>DE CONSUMO NÃO <text:s/>SE <text:s/>ENCONTRA <text:s/>DISPONÍVEL <text:s/>NO <text:s/>ESTOQUE <text:s/>DA PR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FARMACIA HOMEOPATICA FL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028.407/0006-6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<text:s/>DO <text:s/>ESTOQUE <text:s/>DO <text:s/>SERVIÇO <text:s/>MÉD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EMPREENDIMENTOS PAGUE MENO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6.626.253/0995-0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<text:s/>DO <text:s/>ESTOQUE <text:s/>DO <text:s/>SERVIÇO <text:s/>MÉD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REFRIGERAÇÃO DUFRIO COMERCIO E IMPORTAÇÃ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1.754.239/0017-8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PARA CORREÇÃO DA INFRAESTRUTURA DE INSTALAÇÃO DE UM APARELHO DE AR CONDICIONADO, INOPERANTE, LOCALIZADO NA <text:s/>GUARITA <text:s/>DO ESTACIONAMENTO ANEXO DA PR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4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3/2024 a 07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M MARIA DE ANDRADE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6.901.82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TILIZAÇÃO NOS BASTÕES DE RONDA SOB OS TOMBOS 14011720, 14011721 E 14011722, QUE ENCONTRAM-SE FORA DE OPERA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CENTRAL DOS CABOS COM. DE MAT. ELETR. E TELEINFORMATICA TL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723.368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 NA REFERIDA AQUISIÇÃO POIS O SISTEMA DE MONITORAMENTO DE IMAGENS DA PR-BA CONTINUA VULNERÁVEL HÁ ANOS E, POR ISSO, NECESSITAMOS DE SUBSTITUIÇÃO DE CÂMERAS ANALÓGICAS OBSOLET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753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CARLOS NETO - CPF: 258.599.863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E CHAVES:02 CHAVES PARA SALA 704 ASSESSORIA DR. FERNANDO NEGREIROS E 01 CÓPIA PARA SALA 304 ESTAGIÁRIA DO PPROCURADOR ELEITO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L M COMÉRCIO DE GÁS E ÁGU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121.451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2 BOTIJÕES DE GLP ENVASADOS PARA USO NA COPA DESTA PROCUR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NOEL MISSIAS VICTOR PINHEIRO - CPF: 210.050.523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2/2024 a 25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SAO MATHEUS COMERCIAL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404.912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BOTIJÕES DE GÁS PARA USO DA PRM-LIMO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COMERCIAL JOSE DINO DE MATERIAL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625.163/0002-9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UTILIZAÇÃO EM SERVIÇOS DIVERSOS NA UNIDA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,4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8 - PR-ES - PROCURADORIA DA REPUBLICA - ESPIRITO SANT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OLIMAR DE CARVALHO MARETO - CPF: 525.766.807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2/2024 a 06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QUIMIVIX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271.082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SANTO ANTONIO GÁS</text:p>
          </table:table-cell>
          <table:covered-table-cell table:number-columns-repeated="7"/>
          <table:table-cell office:value-type="string" table:number-columns-spanned="3" table:number-rows-spanned="1" table:style-name="ce21">
            <text:p>09.325.472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CASA RARA COMERCIAL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8.25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CASA RARA COMERCIAL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8.25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NSUMO NÃO DISPONÍVEL NO ALMOXARIFADO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JL SISTEMAS ELETRÔNICOS DE SEGURANÇA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815.310/0001-76</text:p>
          </table:table-cell>
          <table:covered-table-cell table:number-columns-repeated="2"/>
          <table:table-cell office:value-type="string" table:number-columns-spanned="10" table:number-rows-spanned="1" table:style-name="ce23">
            <text:p>EXECUÇÃO DE SERVIÇO DE REMANEJAMENTO DE BOTOEIRA DE ACIONAMENTO DO PORTÃO ELETRÔNICO DA GARAGEM DA PR/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2/2024 a 28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DEPOSITO TIMBIR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057.90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E PORTA NA S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3/2024 a 04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PLANALTO TINT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6.390.229/0014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RODRIGUES E CYBELLE TINT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259.966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BH3 DISTRIBUIDORA DE PRODUTOS DE LIMPEZ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363.337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SOCIEDADE IRMÃOS BARROS ANDRAD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581.836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3/2024 a 2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6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CARREFOUR COM IND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5.543.915/0166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92,4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MMANUELLE MOREIRA GOMES LINHARES - CPF: 051.212.396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3/2024 a 11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CARVALHO E GARDING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118.93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GÁS DE COZINH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3/2024 a 14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3/2024</text:p>
          </table:table-cell>
          <table:covered-table-cell/>
          <table:table-cell office:value-type="string" table:number-columns-spanned="8" table:number-rows-spanned="1" table:style-name="ce22">
            <text:p>PATRICIA ALVES LUIZ 04775843656</text:p>
          </table:table-cell>
          <table:covered-table-cell table:number-columns-repeated="7"/>
          <table:table-cell office:value-type="string" table:number-columns-spanned="3" table:number-rows-spanned="1" table:style-name="ce21">
            <text:p>48.685.269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RECOLOCAÇÃO DE FOLHA DE POLICARBONATO NA GARAGEM DA PRM-UBERABA QUE SE DESPRENDEU DURANTE AS CHUVAS OCORRIDAS DIA 13/3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CELIA AMARANTE MOTA - CPF: 964.653.791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3/2024 a 31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LESTE GAS <text:s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153.073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PARA A COPA DA PRM-RONDONÓPOLIS. DESPESA DE PEQUENO VULTO E SEM CONTR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RONDOFONE INFORMÁTICA E TELECOMUNICAÇÕES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6.951.520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REPARO NOS RAMAIS DAS SERVIDORAS JÉSSICA (ASSESSORIA DO 1º OFICIO) E RAIANE (ASSESSORIA DO 2º OFICIO) PARA REALIZAÇÃO DE LIGAÇÕES EXTERNAS. PEDIDOS SOLICITADOS VIA SNPS 1467512 E 1449661 E AUTORIZADO PELO SECRETÁRIO ESTAD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MACROPEL PAPELARIA E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48.323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QUADRO DE AVISOS PARA A UNIDADE DA PRM-ROO. DESPESA DE PEQUENO VULTO E SEM CONTR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C D SANTOS CUSTODIO EXTINPAULO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4.225.671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RECARGA E MANUTENÇÃO DE EXTINTORES DA PRM-ROO: PQS, AP E CO2. DESPESA DE PEQUENO VULTO E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3/2024 a 31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FRANCIS COMERCIO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678.796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GÁZ DE COZINHA, VISTO QUE NÃO ESTÁ ABARCADO EM NENUM CONTRA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CASA DA SEGURANÇ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0.355.196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UM CONTROLE REMOTO DE PORT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FRANCIS COMERCIO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678.796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BOTIJÃO DE GÁS, VISTO QUE NÃO ESTÁ ABARCADO POR OUTRO CONTRA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2/2024 a 1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WANDERSON CUSTODIO CORE MAGALHES</text:p>
          </table:table-cell>
          <table:covered-table-cell table:number-columns-repeated="7"/>
          <table:table-cell office:value-type="string" table:number-columns-spanned="3" table:number-rows-spanned="1" table:style-name="ce21">
            <text:p>34.662.462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SNP 1463999 - MANUTENÇÃO DOS MICROONDAS DA CO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TOP TONER COMÉRCIO DE INSUMOS PARA INFORMÁTICA</text:p>
          </table:table-cell>
          <table:covered-table-cell table:number-columns-repeated="7"/>
          <table:table-cell office:value-type="string" table:number-columns-spanned="3" table:number-rows-spanned="1" table:style-name="ce21">
            <text:p>08.863.07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SNP 1429992 - MEMORANDO 47/2024 - PR-MT-00012403/2024 - AQUISIÇÃO DE TONER PARA IMPRESSO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3/2024</text:p>
          </table:table-cell>
          <table:covered-table-cell/>
          <table:table-cell office:value-type="string" table:number-columns-spanned="8" table:number-rows-spanned="1" table:style-name="ce22">
            <text:p>ALTAMIR AFONSO LAZAROTTO CHAVEIRO VERDAO</text:p>
          </table:table-cell>
          <table:covered-table-cell table:number-columns-repeated="7"/>
          <table:table-cell office:value-type="string" table:number-columns-spanned="3" table:number-rows-spanned="1" table:style-name="ce21">
            <text:p>37.467.107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SNP 144286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MOREIRA DE SOUZA ROCHA - CPF: 030.091.236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3/2024 a 31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D.N. DE CAST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723.107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GLP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ENATA RAMOS VIEIRA - CPF: 004.016.812-3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1/2024 a 21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KSB ELETRO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452.754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DAPTADOR. SALA DE REUNIÃO DA PR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DI CASA</text:p>
          </table:table-cell>
          <table:covered-table-cell table:number-columns-repeated="7"/>
          <table:table-cell office:value-type="string" table:number-columns-spanned="3" table:number-rows-spanned="1" table:style-name="ce21">
            <text:p>07.013.648/0008-1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REPARO DE ENGENHA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2/2024 a 03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SERGIO DE BELEM 70557748291</text:p>
          </table:table-cell>
          <table:covered-table-cell table:number-columns-repeated="7"/>
          <table:table-cell office:value-type="string" table:number-columns-spanned="3" table:number-rows-spanned="1" table:style-name="ce21">
            <text:p>36.834.895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DIÁRIA DE DOIS PILOTOS PARA CONDUÇÃO DAS EMBARCAÇÕES DA PRPA, CARUANAS E PATÚ-ANÚ EM TRAVESSIA PARA ILHA DO COMBU, CADA UMA REALIZANDO TRES VIAGENS DE IDA E VOL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DIPROSEG P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619.577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SISTEMA CFTV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IMPORTADORA OPLIM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945.481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EMBARCAÇÃ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7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JOÃO BOSCO DA COSTA MIRANDA</text:p>
          </table:table-cell>
          <table:covered-table-cell table:number-columns-repeated="7"/>
          <table:table-cell office:value-type="string" table:number-columns-spanned="3" table:number-rows-spanned="1" table:style-name="ce21">
            <text:p>137.555.872-2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PRESTADO NAS EMBARCAÇÕES DA PRPA E DA PRM ALTAMIRA, DE SEIS DIÁRIAS DE MARINHEIRO, SERVIÇOS PROFISSIONAIS CONSTANTES NO ITEM 1 DO TERMO DE REFERÊNCIA 40/2023 CA/PRPA -PR-PA-00047128/2023, REALIZADOS NOS DIAS 01/02, 02/02, 06/02, 08/02, 09/02 E 14/02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3/2024 a 07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SSSAGEM DE IDA DO SERVIDOR FABIO JOSE BRAGA MARTINS NO TRECHO BELÉM-BREVES DIA 16/03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SSAGEM PARA O SERVIDOR VALTINHO RIBEIRO DOS SANTOS NO TRECHO BREVES-BELÉM NO DIA 20/03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SSAGEM DO SERVIDOR VALTINHO RIBEIRO DOS SANTOS, EM DESLOCAMENTO DIA 16/03/2024 NO TRECHO BELÉM-BREV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SSAGEM PARA O SERVIDOR FABIO JOSE BRAGA MARTINS NO TRECHO BREVES-BELÉM NO DIA 20/03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2/2024 a 03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EXPRESSO TRANSPOR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794.976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TRANSPORTE EM BALSA DO VEÍCULO OFICIAL DA PRPA JEEP COMPASS DE PLACA QVR2I59, NO TRECHO BELÉM-BREVES NO DIA 16/03/2024. PARA CONDUÇÃO DO PROCURADOR PATRICK COLARES <text:s/>E ASSESSORES EM EVENTO DA SJF-PA, COM PARTICIPAÇA~DO MP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EXPRESSO TRANSPOR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794.976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TRANSPORTE EM BALSA DO VEÍCULO OFICIAL DA PRPA, JEEP COMPASS DE PLACA QVR2I59, NO TRECHO BREVES-BELÉM NO DIA 20/03/2024. PARA CONDUÇÃO DO PROCURADOR PATRICK COLARES <text:s/>E ASSESSORES EM EVENTO DA SJF-PA, COM PARTICIPAÇÃO DO MP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SERGIO DE BELEM 70557748291</text:p>
          </table:table-cell>
          <table:covered-table-cell table:number-columns-repeated="7"/>
          <table:table-cell office:value-type="string" table:number-columns-spanned="3" table:number-rows-spanned="1" table:style-name="ce21">
            <text:p>36.834.895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QUATRO DIÁRIAS DE PILOTO AUXILIAR NA CONDUÇÃO DA EMBARCAÇÃO CARUANAS, DA PRPA EM VIAGEM BELÉM-BREVES DE 17/03/2024 À 20/03/2024, EM DESLOCAMENTO DO PROCURADOR DA REPÚBLICA PATRICK COLARES E COMITIV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9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SERGIO DE BELEM 70557748291</text:p>
          </table:table-cell>
          <table:covered-table-cell table:number-columns-repeated="7"/>
          <table:table-cell office:value-type="string" table:number-columns-spanned="3" table:number-rows-spanned="1" table:style-name="ce21">
            <text:p>36.834.895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QUATRO DIÁRIAS DE PILOTO NA CONDUÇÃO DA EMBARCAÇÃO CARAUNAS, DA PRPA EM VIAGEM BELÉM-BREVES DE 17/03/2024 À 20/03/2024, EM DESLOCAMENTO DO PROCURADOR DA REPÚBLICA PATRICK COLARES E COMITIV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9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3/2024 a 11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ISOPLAC INDUSTR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8.597.829/0007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ISOPOR PARA COLOCAR NAS JANELAS PARA DIMINUIÇÃO DA CARGA TÉRMICA DO PRÉD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DE MEDEIROS ARAUJO - CPF: 083.251.924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2/2024 a 19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OLIVEIRA E TOM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892.163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UPINICIDA PARA MANUTENÇÃO PREDIAL D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DMSO COMERCIO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338.035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DE COZINHA PARA UTILIZAÇÃO N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90 - PR-PE - PROCURADORIA DA REPUBLICA - PERNAMBUC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COMERCIO DE SERRA TALHADA SOMELO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638.009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DE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GENIVAL JUNIOR LEANDRO MANDU MEI</text:p>
          </table:table-cell>
          <table:covered-table-cell table:number-columns-repeated="7"/>
          <table:table-cell office:value-type="string" table:number-columns-spanned="3" table:number-rows-spanned="1" table:style-name="ce21">
            <text:p>53.961.513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VERIFICAÇÃO, MANUTENÇÃO E RECARGA DE GÁS EM TODO SISTEMA VRF DA SEDE DA PRM SERRA TALH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ANDRE FERREIRA DE CARVALHO GAS MULTIMARC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9.971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ÁGUA MINERAL PARA OS PRÓXIMOS TRÊS MES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TUPAN CONSTRUÇÕES IND E CO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41.953/001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DE MANUTENÇÃO PREDIAL PARA 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8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ELSON LIMA LOPES DE SA - CPF: 680.605.724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SOFERPA FERRAMENTAS E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22.805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LEÃO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4.510.103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CONSERTO DE EQUIPAMENTO DE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INFOCENTER COMÉRCIO MATERIAIS INFORMÁT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0.132.082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TERIA PARA CONTROLE REMOTO DE VEÍCULO AUTOMO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PREMOLNITOS MAT. DE CONST.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9.436.414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PARA INSTALAÇÃO DE APARELHOS DE AR CONDICIONADO (SPLIT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ELSON LIMA LOPES DE SA - CPF: 680.605.724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GENIVAL JUNIOR LEANDRO MANDU MEI</text:p>
          </table:table-cell>
          <table:covered-table-cell table:number-columns-repeated="7"/>
          <table:table-cell office:value-type="string" table:number-columns-spanned="3" table:number-rows-spanned="1" table:style-name="ce21">
            <text:p>53.961.513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VENTIVA E CORRETIVA EM APARELHOS DE AR CONDICIONADO DO TIPO SPLIT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5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ELSON LIMA LOPES DE SA - CPF: 680.605.724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SOFERPA FERRAMENTAS E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22.805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PARA INSTALAÇÃO DE APARELHOS DE AR CONDICIONADO (SPLIT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VALÉRIA DOS SANTOS ALVES</text:p>
          </table:table-cell>
          <table:covered-table-cell table:number-columns-repeated="7"/>
          <table:table-cell office:value-type="string" table:number-columns-spanned="3" table:number-rows-spanned="1" table:style-name="ce21">
            <text:p>45.872.912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INSTALAÇÃO DE APARELHOS DE AR CONDICIONADO (SPLIT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RAYAN DAVID DE ALBUQUERQUE MELO</text:p>
          </table:table-cell>
          <table:covered-table-cell table:number-columns-repeated="7"/>
          <table:table-cell office:value-type="string" table:number-columns-spanned="3" table:number-rows-spanned="1" table:style-name="ce21">
            <text:p>41.471.820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ROBLEMA EM DUAS MÁQUINAS K7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JCL LAJES E MATERIALS PARA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0.082.664/0007-18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ITENS VENCID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ATACADA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75.315.333/0243-93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0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D MAGAZINE UTILIDA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511.952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A BROXADO DOS SANTOS - CPF: 356.441.504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0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ODONTOS TECNICA E EQUIPA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973.084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URG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AMIRES NEVES SOARES - CPF: 064.777.25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1/2024 a 2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1- CABO DO CELULAR INSTITUCIONAL SOB RESPONSABILIDADE DA COORDENAÇÃO PAROU DE FUNCIONAR E PRECISOU SER SUBSTITUÍDO; 2- OS CAVALETES DE SINALIZAÇÃO ESTRAGARAM EM RAZÃO DA AÇÃO DO TEMPO E DA EXPOSIÇÃO AO SOL E À CHUVA. PRECISARAM SER SUBSTITUÍDOS POR OUTRO MECANISMO DE SINALIZAÇÃO; 3 - O DESINFETANTE ENCAMINHADO PELA PRPE NÃO FOI SUFICIENTE PARA MANUTENÇÃO DA PRM NO INTERVALO DE TEMPO ATÉ A PRÓXIMA REPOSIÇÃO;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4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ONE VIEIRA DOS SANTOS - CPF: 515.345.17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KIT CASA</text:p>
          </table:table-cell>
          <table:covered-table-cell table:number-columns-repeated="7"/>
          <table:table-cell office:value-type="string" table:number-columns-spanned="3" table:number-rows-spanned="1" table:style-name="ce21">
            <text:p>06.846.349/0009-8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LIMPEZA EM BENEFÍCIO DA PRM-PARNAÍBA-PI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5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ADELAIDE DE CARVALHO SANTANA</text:p>
          </table:table-cell>
          <table:covered-table-cell table:number-columns-repeated="7"/>
          <table:table-cell office:value-type="string" table:number-columns-spanned="3" table:number-rows-spanned="1" table:style-name="ce21">
            <text:p>00.387.825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ELÉTRICO EM BENEFICIO DA PRM-PARNAÍ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GOR NOGUEIRA BATISTA - CPF: 937.031.633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ROCHA SUPERMERCA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541.702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30 PACOTES DE CAFÉ MOÍDO DE 250 GRAMAS PARA CONSUMO DA PRM-CORR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2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NO ICARO MOURA HOMONNAI REIS - CPF: 025.017.633-5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3/2024</text:p>
          </table:table-cell>
          <table:covered-table-cell/>
          <table:table-cell office:value-type="string" table:number-columns-spanned="8" table:number-rows-spanned="1" table:style-name="ce22">
            <text:p>PARA MADEIR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521.302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EMERGENCIAL DA PRM-SÃO RAIMUNDO NONATO/PI, TENDO EM VISTA AUSÊNCIA DE CONTRATO PARA ATENDIMENTO DA DEMAN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O MOURA SANTOS - CPF: 003.024.563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1/2024 a 2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WILLIAN DOS SANTOS PEREIRA</text:p>
          </table:table-cell>
          <table:covered-table-cell table:number-columns-repeated="7"/>
          <table:table-cell office:value-type="string" table:number-columns-spanned="3" table:number-rows-spanned="1" table:style-name="ce21">
            <text:p>026.178.653-98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MANTER A POTABILIDADE DA ÁGUA ARMAZENADA EM CAIXA D'ÁGUA DA PRM/SÃO RAIMUNDO NONATO, POR MEIO DA INSTALAÇÃO DE UM FILT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O MOURA SANTOS - CPF: 003.024.563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DANILO LEAL &amp; CIA.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0.128.031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SUBSTITUIÇÃO, POR UM NOVO, DO PUXADOR DA PORTA DE VIDRO DA ENTRADA DO PRÉDIO DA UNIDADE, QUE SE ENCONTRAVA DANIFIC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URO BEZERRA CASSIANO DA SILVA - CPF: 810.109.66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M E W MATERIAIS DE CONSTRUÇ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782.370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A SEDE DA PRP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2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DISTRIBUIÇÃO DE ALIMENTOS VANGUARDA SA (CARVALHO SUPER - JOÃO XIII)</text:p>
          </table:table-cell>
          <table:covered-table-cell table:number-columns-repeated="7"/>
          <table:table-cell office:value-type="string" table:number-columns-spanned="3" table:number-rows-spanned="1" table:style-name="ce21">
            <text:p>31.838.128/0018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CONSUMO PARA SUPRIR O ALMOXARIFADO DA PRP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,1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RCEU GERALDO PEREIRA DE ANDRADE - CPF: 616.229.23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3/2024</text:p>
          </table:table-cell>
          <table:covered-table-cell/>
          <table:table-cell office:value-type="string" table:number-columns-spanned="8" table:number-rows-spanned="1" table:style-name="ce22">
            <text:p>VARIEDADES COMERCIO DE PLA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97.801/0005-50</text:p>
          </table:table-cell>
          <table:covered-table-cell table:number-columns-repeated="2"/>
          <table:table-cell office:value-type="string" table:number-columns-spanned="10" table:number-rows-spanned="1" table:style-name="ce23">
            <text:p>BENS DE CONSUMO PARA UTILIZAÇÃO NAS COPAS DA PR-P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NELSEN &amp; CIA.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77.577.336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MARCAÇÃO DOS PANOS DE PRATO UTILIZADOS NAS COP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ER DOS SANTOS BUENO - CPF: 604.602.53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RONALDO RIBEIRO E CIA LTDA. CHAVEIRO SÃO PEDRO</text:p>
          </table:table-cell>
          <table:covered-table-cell table:number-columns-repeated="7"/>
          <table:table-cell office:value-type="string" table:number-columns-spanned="3" table:number-rows-spanned="1" table:style-name="ce21">
            <text:p>76.771.948/0003-7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3 (TRÊS) CHAVES PARA PORTAS DA PRM/CASCAV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MOVISTAR COM MATERIAL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434.193/0004-9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PARA USO EM EQUIPAMENTOS E OLEO LUBRIFICANTE PARA MANUTENÇÃO CORRETIVA NAS INTALAÇÕES DA PRM/CASCAV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ICARDO KALIL - CPF: 045.495.969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PANVEL - FILIAL 592</text:p>
          </table:table-cell>
          <table:covered-table-cell table:number-columns-repeated="7"/>
          <table:table-cell office:value-type="string" table:number-columns-spanned="3" table:number-rows-spanned="1" table:style-name="ce21">
            <text:p>92.665.611/0604-0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REPELENTE CONTRA O MOSQUITO DA DENGUE DEVIDO AOS ELEVADOS CASOS REGISTRADOS NO MUNICÍP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9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ILVANA SOUZA DA SILVA - CPF: 925.736.73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2/2024 a 24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LEANDRO ANTONIO DO ROZARIO</text:p>
          </table:table-cell>
          <table:covered-table-cell table:number-columns-repeated="7"/>
          <table:table-cell office:value-type="string" table:number-columns-spanned="3" table:number-rows-spanned="1" table:style-name="ce21">
            <text:p>31.462.371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-SE <text:s/>A <text:s/>NECESSIDADE <text:s/>DA <text:s/>PRESTAÇÃO <text:s/>DOS <text:s/>SERVIÇOS <text:s/>TÉCNICOS, <text:s/>PARA <text:s/>REALIZAR <text:s/>CONSERTO <text:s/>NO EQUIPAMENTO DE AR CONDICIONADO DO CPD DA UNIDADE, QUE ESTAVA APRESENTANDO VAZAMENTO DE ÁGU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JOSE DEMORI - CPF: 834.044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2/2024 a 24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3/2024</text:p>
          </table:table-cell>
          <table:covered-table-cell/>
          <table:table-cell office:value-type="string" table:number-columns-spanned="8" table:number-rows-spanned="1" table:style-name="ce22">
            <text:p>LUGAPE ATACADO E VAREJO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6.840.815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6 (SEIS) CANETAS DE PONTA GROSSA NA COR PRETA, A PEDIDO DO SETOR ADMINISTRATIVO DA PRM/MARINGÁ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EUGENIO JOSE CAMARGO FILHO</text:p>
          </table:table-cell>
          <table:covered-table-cell table:number-columns-repeated="7"/>
          <table:table-cell office:value-type="string" table:number-columns-spanned="3" table:number-rows-spanned="1" table:style-name="ce21">
            <text:p>35.310.740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03 LÂMPADAS TUBULAR DE LED 18 WATTS E DE 03 LÂMPADAS PEQUENAS DE 09 WATS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EXANDER AFFONSO - CPF: 069.561.567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3/2024 a 3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CASSIA SOARES DA SILVA PIMENTEL</text:p>
          </table:table-cell>
          <table:covered-table-cell table:number-columns-repeated="7"/>
          <table:table-cell office:value-type="string" table:number-columns-spanned="3" table:number-rows-spanned="1" table:style-name="ce21">
            <text:p>41.984.127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SERVIÇO DE MANUTENÇÃO NO SISTEMA DE CFTV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INA FAULSTICH NEVES JOSIAS - CPF: 070.495.407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CONSTRUMAT MATERIA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786.231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PARA MANUTENÇÃO EM PAREDES QUE APRESENTARAM UMIDADE POR CONTA DAS CHUV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PETRILI MATERIAL ELÉTRICO FERRAGE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02.158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PILHAS PARA O COFRE DA SALA DE DESARMAMENTO E PILHAS PARA CONTROLES DO AR CONDICION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MATHEUS COUTINHO WALLIER - CPF: 056.377.687-0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3/2024 a 14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5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3/2024</text:p>
          </table:table-cell>
          <table:covered-table-cell/>
          <table:table-cell office:value-type="string" table:number-columns-spanned="8" table:number-rows-spanned="1" table:style-name="ce22">
            <text:p>SUPERMERCADO ZONASUL S/A - LOJA 13</text:p>
          </table:table-cell>
          <table:covered-table-cell table:number-columns-repeated="7"/>
          <table:table-cell office:value-type="string" table:number-columns-spanned="3" table:number-rows-spanned="1" table:style-name="ce21">
            <text:p>33.381.286/9023-5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EMERGENC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9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PAPELARIA CHARME DO CASTELO</text:p>
          </table:table-cell>
          <table:covered-table-cell table:number-columns-repeated="7"/>
          <table:table-cell office:value-type="string" table:number-columns-spanned="3" table:number-rows-spanned="1" table:style-name="ce21">
            <text:p>33.300.518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DUAS BATERIAS TIPO DURACELL 9V PARA ATENDER A TRANCA ELETRÔNICA DO COFRE DO GABINETE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ICE HAMMER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52.769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ATRAVÉS DE SUPRIMENTOS DE FUNDOS DE 4 KG DE GÁS R22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D.L.R MATERIAL ELETRIC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39.411.210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PROLONGADOR TELESCÓP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3/2024 a 11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JC REFRIGERAÇÃO E COMÉ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8.426.336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9,0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JC REFRIGERAÇÃO E COMÉ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8.426.336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7,8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8,7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8,0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2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1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SB COMERCIO DE TINTAS E SERVIÇOS EIRELLE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0.382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MIANI PASSOS SILVA - CPF: 087.853.007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2/2024 a 2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SUPER MERCADO ZONA SUL</text:p>
          </table:table-cell>
          <table:covered-table-cell table:number-columns-repeated="7"/>
          <table:table-cell office:value-type="string" table:number-columns-spanned="3" table:number-rows-spanned="1" table:style-name="ce21">
            <text:p>33.381.286/0072-4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EVENTO DO CERIMON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8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CONFEITARIA RITA DE CASS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079.186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MANON DELIVERY</text:p>
          </table:table-cell>
          <table:covered-table-cell table:number-columns-repeated="7"/>
          <table:table-cell office:value-type="string" table:number-columns-spanned="3" table:number-rows-spanned="1" table:style-name="ce21">
            <text:p>34.041.45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7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MANON DELIVERY</text:p>
          </table:table-cell>
          <table:covered-table-cell table:number-columns-repeated="7"/>
          <table:table-cell office:value-type="string" table:number-columns-spanned="3" table:number-rows-spanned="1" table:style-name="ce21">
            <text:p>34.041.45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BISCOITOS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FLORESTA URBANA</text:p>
          </table:table-cell>
          <table:covered-table-cell table:number-columns-repeated="7"/>
          <table:table-cell office:value-type="string" table:number-columns-spanned="3" table:number-rows-spanned="1" table:style-name="ce21">
            <text:p>06.101.534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VASO DE CERAMICA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FLORESTA URBANA</text:p>
          </table:table-cell>
          <table:covered-table-cell table:number-columns-repeated="7"/>
          <table:table-cell office:value-type="string" table:number-columns-spanned="3" table:number-rows-spanned="1" table:style-name="ce21">
            <text:p>06.101.534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DORNO DECORATIVO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CIA BRASILEIRA DE DISTRIBUIÇÃO MARQUES ABRANTES</text:p>
          </table:table-cell>
          <table:covered-table-cell table:number-columns-repeated="7"/>
          <table:table-cell office:value-type="string" table:number-columns-spanned="3" table:number-rows-spanned="1" table:style-name="ce21">
            <text:p>47.508.411/2407-0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NOS EVENTOS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4,4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CENCOSUD BRASIL COMERCIAL SA</text:p>
          </table:table-cell>
          <table:covered-table-cell table:number-columns-repeated="7"/>
          <table:table-cell office:value-type="string" table:number-columns-spanned="3" table:number-rows-spanned="1" table:style-name="ce21">
            <text:p>39.346.861/0506-90</text:p>
          </table:table-cell>
          <table:covered-table-cell table:number-columns-repeated="2"/>
          <table:table-cell office:value-type="string" table:number-columns-spanned="10" table:number-rows-spanned="1" table:style-name="ce23">
            <text:p>CHÁ PARA ENVENTO DA EQUIPE DE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AMERICANA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76.574/0322-7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7,3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PADARIA E CAFETERIA DOIS IRMÃOS</text:p>
          </table:table-cell>
          <table:covered-table-cell table:number-columns-repeated="7"/>
          <table:table-cell office:value-type="string" table:number-columns-spanned="3" table:number-rows-spanned="1" table:style-name="ce21">
            <text:p>35.226.04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DA EQUIPE DE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3,5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INTERCONTINENTAL COMERCIO DE ALIM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64.308.299/0013-6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SUMO DE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8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CAÇULA - PARCO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214.053/0007-1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EVENTO DO CERIMON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1,3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3/2024 a 19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18 PARABOLTS, 12 BUCHAS SFORBOLT E UMA BROCA CHA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6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49,3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QUATRO BALDES DE TINTA FOSCO SUVINI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7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COMPRA DE 1 MASSA PARA DRYWALL 5 K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3/2024 a 11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IS PARA 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7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NDO SOLICITAÇÃO PARA 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3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NDO SOLICITAÇÃO DE COMPRA DE MATERIAIS PARA 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8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CASA &amp; VI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029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S PILHAS DA CAMPAINHA PRECISARAM SER TROCADAS. POR ISSO, FORAM ADQUIRIDAS NOV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SERRA BYTE INFORMÁTIC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793.749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O CABO UTILIZADO NA REPRODUÇÃO DE HD EXTERNO UTILIZADO PELO TÉCNICO DE INFORMÁTICA APRESENTOU DEFEITOS E PRECISOU SER SUBSTITUÍ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REFRIGERAÇÃO GARRI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73.768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FORAM ADQUIRIDOS REPAROS DAS TORNEIRAS PARA A CAFETEIRA DEFEITUOSA DA PRM PETR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DA SILVA BARBIERO - CPF: 070.145.257-9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1/2024 a 2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JOCIREI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5.896.646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STOLA PARA A DUCHA DO TOALETE DA SALA 104 DA PRM MACAÉ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2/2024 a 22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BARÃO DO ALUMÍNIO</text:p>
          </table:table-cell>
          <table:covered-table-cell table:number-columns-repeated="7"/>
          <table:table-cell office:value-type="string" table:number-columns-spanned="3" table:number-rows-spanned="1" table:style-name="ce21">
            <text:p>42.471.87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BARÃO DO ALUMÍNIO</text:p>
          </table:table-cell>
          <table:covered-table-cell table:number-columns-repeated="7"/>
          <table:table-cell office:value-type="string" table:number-columns-spanned="3" table:number-rows-spanned="1" table:style-name="ce21">
            <text:p>42.471.87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BERTO DA SILVA VIDAL - CPF: 032.150.187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2/2024 a 17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FG DA LUZ COM DE INFORMATICA E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712.259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SPLITTER HDMI PARA UTILIZAÇÃO NO MEMORIAL DA PR-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MUSIC IN RIO INSTRUMENTOS MUSIC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535.000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ABO DE ÁUDIO PARA UTILIZAÇÃO NO MEMORIAL DA PR-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UBEM TOSTES PEREIRA - CPF: 903.151.897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3/2024 a 29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4/03/2024</text:p>
          </table:table-cell>
          <table:covered-table-cell/>
          <table:table-cell office:value-type="string" table:number-columns-spanned="8" table:number-rows-spanned="1" table:style-name="ce22">
            <text:p>ETERNIZE COMERCIO E SERVICOS FOTOGRAFICO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7.464.824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PILHA 12 V (BATERIA) PARA ALIMENTAÇÃO DO CONTROLE DO PORTÃO DA GARAGEM DA VIATURA. PILHA AAA PARA ALIMENTAÇÃO DE CONTROLE DE AR CONDICIONADO DA PRM ITAPERU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7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4/03/2024</text:p>
          </table:table-cell>
          <table:covered-table-cell/>
          <table:table-cell office:value-type="string" table:number-columns-spanned="8" table:number-rows-spanned="1" table:style-name="ce22">
            <text:p>ALEXANDER DOS SANTOS SILVA REFRIGERACO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18.286.876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R CONDICIONADO COM PROBLEMA DE REFRIGERAÇÃO EM SALA DA INFORMÁTICA, COM RACK E EQUIPAMENTOS QUE NECESSITAM DE REFRIGERAÇÃO CONSTA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BAZAR PONTO CERTO DE VI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0.06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TORNEIRA PARA O BANHEIRO FEMININO DAS TERCEIRIZADAS, SIFÃO, CONEXÕES, VÁLVULA PARA INSTALAÇÃO DA TORNEIRA; VÁLVULA E CONEXÃO PARA TROCAR NO BANHEIRO DO GABINETE 1, TORNEIRA PARA O TANQUE DOS TERCEIRIZ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8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EDSON CHAVEIRO E CUTELARIA</text:p>
          </table:table-cell>
          <table:covered-table-cell table:number-columns-repeated="7"/>
          <table:table-cell office:value-type="string" table:number-columns-spanned="3" table:number-rows-spanned="1" table:style-name="ce21">
            <text:p>32.029.969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ECHADURA COM INSTALAÇÃO PARA A PORTA DE ENTRADA DO 3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GIALE CHAV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342.766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HAVES PARA OS GABIENTES DO 3 E 4 OFÍC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MARCOS CAIQUE MASSUH FALETA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40.970.457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E 6 VIATURAS OFICIA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ERSON VITOR LARA DE ASSIS - CPF: 007.677.082-6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11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LUCIA CRISTINA ULIANA DE MELO</text:p>
          </table:table-cell>
          <table:covered-table-cell table:number-columns-repeated="7"/>
          <table:table-cell office:value-type="string" table:number-columns-spanned="3" table:number-rows-spanned="1" table:style-name="ce21">
            <text:p>952.467.89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RUTAS PARA O COFFE BREACK DA INAUGURAÇÃO DO ESCRITÓRIO DE REPRESENTAÇÃO NA SUA NOVA 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2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ECOVILLE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777.795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EL E ESPONJA PARA LIMPEZA DE PISO. NECESSÁRIO PARA MANUTENÇÃO DA CERÂMICA DA ANTIGA SEDE DA PRM VILHE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NIEL ARAGAO DA SILVA - CPF: 673.875.602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3/2024 a 04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R.M.DA CRUZ</text:p>
          </table:table-cell>
          <table:covered-table-cell table:number-columns-repeated="7"/>
          <table:table-cell office:value-type="string" table:number-columns-spanned="3" table:number-rows-spanned="1" table:style-name="ce21">
            <text:p>32.914.48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 <text:s/>EXCEPCIONAL <text:s/>VISANDO <text:s/>DAR <text:s/>CUMPRIMENTO <text:s/>A DILIGÊNCIA <text:s/>DEMANDADA <text:s/>PELA <text:s/>ÁREA <text:s/>FIM <text:s/>(DOCUMENTO <text:s/>PR-RO- 00004233/2024), <text:s/>CONSISTINDO <text:s/>NO <text:s/>FRETAMENTO <text:s/>DE <text:s/>EMBARCAÇÕES <text:s/>PARA TRANSPORTE <text:s/>DOS <text:s/>PARTICIPANTES <text:s/>DE AUDIÊNCIA <text:s/>PÚBLICA <text:s/>REALIZADA <text:s/>NO DISTRITO DE NAZARÉ, LOCALIZADO NO BAIXO MADEI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0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34.370.959 RONIELSON BRAGA LEITE</text:p>
          </table:table-cell>
          <table:covered-table-cell table:number-columns-repeated="7"/>
          <table:table-cell office:value-type="string" table:number-columns-spanned="3" table:number-rows-spanned="1" table:style-name="ce21">
            <text:p>34.370.95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 <text:s/>EXCEPCIONAL <text:s/>VISANDO <text:s/>DAR <text:s/>CUMPRIMENTO <text:s/>A DILIGÊNCIA <text:s/>DEMANDADA <text:s/>PELA <text:s/>ÁREA <text:s/>FIM <text:s/>(DOCUMENTO <text:s/>PR-RO- 00004233/2024), <text:s/>CONSISTINDO <text:s/>NO <text:s/>FRETAMENTO <text:s/>DE <text:s/>EMBARCAÇÕES <text:s/>PARA TRANSPORTE <text:s/>DOS <text:s/>PARTICIPANTES <text:s/>DE AUDIÊNCIA <text:s/>PÚBLICA <text:s/>REALIZADA <text:s/>NO DISTRITO DE NAZARÉ, LOCALIZADO NO BAIXO MADEI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34.370.959 RONIELSON BRAGA LEITE</text:p>
          </table:table-cell>
          <table:covered-table-cell table:number-columns-repeated="7"/>
          <table:table-cell office:value-type="string" table:number-columns-spanned="3" table:number-rows-spanned="1" table:style-name="ce21">
            <text:p>34.370.95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 <text:s/>EXCEPCIONAL <text:s/>VISANDO <text:s/>DAR <text:s/>CUMPRIMENTO <text:s/>A DILIGÊNCIA <text:s/>DEMANDADA <text:s/>PELA <text:s/>ÁREA <text:s/>FIM <text:s/>(DOCUMENTO <text:s/>PR-RO- 00004233/2024), <text:s/>CONSISTINDO <text:s/>NO <text:s/>FRETAMENTO <text:s/>DE <text:s/>EMBARCAÇÕES <text:s/>PARA TRANSPORTE <text:s/>DOS <text:s/>PARTICIPANTES <text:s/>DE AUDIÊNCIA <text:s/>PÚBLICA <text:s/>REALIZADA <text:s/>NO DISTRITO DE NAZARÉ, LOCALIZADO NO BAIXO MADEI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MS AGUIAR COMÉRCIO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6.973.725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5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VIDRAÇARIA ORIEN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483.056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8,41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3/2024 a 04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3/2024</text:p>
          </table:table-cell>
          <table:covered-table-cell/>
          <table:table-cell office:value-type="string" table:number-columns-spanned="8" table:number-rows-spanned="1" table:style-name="ce22">
            <text:p>DOUBLE CRIATIVE</text:p>
          </table:table-cell>
          <table:covered-table-cell table:number-columns-repeated="7"/>
          <table:table-cell office:value-type="string" table:number-columns-spanned="3" table:number-rows-spanned="1" table:style-name="ce21">
            <text:p>15.031.383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COPIADORA RORIZ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2.882.427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7,3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RONSY COM DE MAT PARA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525.380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MEDICAL DA AMAZON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758.599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3/2024 a 3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6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TECOM INFORMÁTIC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864.54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A CTI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EBASTIAO CARVALHO DE SOUZA NETO - CPF: 142.780.30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2/2024 a 1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9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L DE C QUEIROZ</text:p>
          </table:table-cell>
          <table:covered-table-cell table:number-columns-repeated="7"/>
          <table:table-cell office:value-type="string" table:number-columns-spanned="3" table:number-rows-spanned="1" table:style-name="ce21">
            <text:p>27.566.745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CESSÓRIOS, CABO DE AUDIO, CONECTOR ET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9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AO CARLOS COELHO - CPF: 225.127.21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3/2024 a 07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M SGUARIO E SILVA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0.456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PROCESSO NORMAL DE LICITAÇÃO OU DISPENSA. CONFORME FORMULÁRIO CA/PRRR - PR-RR-00004336/2024 E <text:s/>CERTIDÃO 5/2024. 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8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BRASMOL COM. SERV. IMP E EXP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85.476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. CONFORME FORMULÁRIO CA/PRRR - PR-RR-00004336/2024 E <text:s/>CERTIDÃO 5/2024 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5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CARLOS TEIRXEIRA RIBEIRO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029.426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. CONFORME FORMULÁRIO CA/PRRR - PR-RR-00004336/2024 E <text:s/>CERTIDÃO 5/2024 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CARLOS TEIRXEIRA RIBEIRO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029.426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. CONFORME FORMULÁRIO CA/PRRR - PR-RR-00004336/2024 E <text:s/>CERTIDÃO 5/2024. 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M SGUARIO E SILVA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0.456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. CONFORME FORMULÁRIO CA/PRRR - PR-RR-00004336/2024 E <text:s/>CERTIDÃO 5/2024.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56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BW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5.600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 CONFORME FORMULÁRIO CA/PRRR - PR-RR-00004336/2024 E <text:s/>CERTIDÃO 5/2024.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7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A. P. LIMA CONSTRUÇÕES E INSTALAÇÕ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50.924.24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 CONFORME FORMULÁRIO CA/PRRR - PR-RR-00004336/2024 E <text:s/>CERTIDÃO 5/2024.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7/03/2024</text:p>
          </table:table-cell>
          <table:covered-table-cell/>
          <table:table-cell office:value-type="string" table:number-columns-spanned="8" table:number-rows-spanned="1" table:style-name="ce22">
            <text:p>MAIARA PEREIRA DE SOUSA</text:p>
          </table:table-cell>
          <table:covered-table-cell table:number-columns-repeated="7"/>
          <table:table-cell office:value-type="string" table:number-columns-spanned="3" table:number-rows-spanned="1" table:style-name="ce21">
            <text:p>54.354.333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 CONFORME FORMULÁRIO CA/PRRR - PR-RR-00004336/2024 E <text:s/>CERTIDÃO 5/2024. 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7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7/03/2024</text:p>
          </table:table-cell>
          <table:covered-table-cell/>
          <table:table-cell office:value-type="string" table:number-columns-spanned="8" table:number-rows-spanned="1" table:style-name="ce22">
            <text:p>TORQUATO MATERIAIS ELÉ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1.793.624/0001-7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 CONFORME FORMULÁRIO CA/PRRR - PR-RR-00004336/2024 E <text:s/>CERTIDÃO 5/2024.SEOF/PRRR - PR-RR-00004370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2/2024 a 2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REALIZADA PARA CONFECÇÃO DE ADESIVO DE BANHEIRO INCLUSI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AR SUL COMERCIO DE GÁ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21.841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ESQUENTAR ÁGUA PARA PASSAR CAFÉ E CHÁS PARA EVENTOS E REUNIÕES DA PRR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7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CIA ZAFFARI COM E IND - LOJA 14</text:p>
          </table:table-cell>
          <table:covered-table-cell table:number-columns-repeated="7"/>
          <table:table-cell office:value-type="string" table:number-columns-spanned="3" table:number-rows-spanned="1" table:style-name="ce21">
            <text:p>93.015.006/0019-4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ÁRIO PARA ACENDER O FOGÃO UTILIZADO PELAS COPEIRAS NA CONFECÇÃO DO CAFÉ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EDUARDO KLEINERT LOUREIRO</text:p>
          </table:table-cell>
          <table:covered-table-cell table:number-columns-repeated="7"/>
          <table:table-cell office:value-type="string" table:number-columns-spanned="3" table:number-rows-spanned="1" table:style-name="ce21">
            <text:p>37.070.685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ÁRIO PARA QUE AS TOALHAS ESTEJA LIMPAS PARA O EVENTO DO COLEGI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ANDER SOARES ZECA - CPF: 971.422.807-7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CIA DO MICRO - R SOMENSI SOLUÇÕES EM TECNOLOG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463.536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A AQUISIÇÃO DE FILTROS DE LINHA PARA USO EM EQUIPAMENTOS DE INFORMÁTICA CONFORME SOLICITAÇÃO DO TI - JOÃO CARLOS BALDISSERA DI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JOCELI OLIVIO VIRTUOSO</text:p>
          </table:table-cell>
          <table:covered-table-cell table:number-columns-repeated="7"/>
          <table:table-cell office:value-type="string" table:number-columns-spanned="3" table:number-rows-spanned="1" table:style-name="ce21">
            <text:p>08.691.204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ÓPIA DE CHAVE PARA A SALA 103, TORRE 3 - PLAN-ASSISTE/SC (GEPLANSC), LOCALIZADA NESTA PR/SC, PARA ATENDIMENTO DO SNP 146555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3/2024 a 03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3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CONTABILISTA PAPELARIA E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7.765.840/0004-12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 PARA ABERTURADA DAS FECHADURAS ELETRÔNICAS (QUANDO AS INTERNAS ESTÃO SEM CARGA) AÇÚCAR PARA SUPRIR FALTA ATÉ O NOVO CONTRA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LOJAS MILIUM LTDA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4-68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A INFORMÁ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FIXAÇÃO DE GANCHOS PARA PENDURAR A PROTEÇÃO DO ELEVADOR NOVO NA NOVA SEDE PARA A MUDA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3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ENERGILUZ COMERCIO - TRINDADE</text:p>
          </table:table-cell>
          <table:covered-table-cell table:number-columns-repeated="7"/>
          <table:table-cell office:value-type="string" table:number-columns-spanned="3" table:number-rows-spanned="1" table:style-name="ce21">
            <text:p>12.821.926/0002-08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A ILUMINAÇÃO DA RECEPÇÃO T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8,6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SUPERMATEC MATERIAL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948.927/0002-64</text:p>
          </table:table-cell>
          <table:covered-table-cell table:number-columns-repeated="2"/>
          <table:table-cell office:value-type="string" table:number-columns-spanned="10" table:number-rows-spanned="1" table:style-name="ce23">
            <text:p>COLA DE CONTATO PARA USO GERAL (COLAGEM DE ITENS DE ACESSIBILIDADE, PISOS CERÂMICOS, ETC.)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 (ELETROBONA)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IMPERMEABILIZAÇÃO DA LAGE DO ÁTICO T1 E INSTALAÇÃO DE FECHADURA ELETRÔNICA NO ALMOXARIF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6,1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VAM SHIGUEYUKI SUZUKI - CPF: 313.011.708-3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1/2024 a 2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TORRE FORTE REPRESENTAÇÕES</text:p>
          </table:table-cell>
          <table:covered-table-cell table:number-columns-repeated="7"/>
          <table:table-cell office:value-type="string" table:number-columns-spanned="3" table:number-rows-spanned="1" table:style-name="ce21">
            <text:p>52.575.162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ESTA TROCA É IMPRESCINDÍVEL PARA GARANTIR A SEGURANÇA E A QUALIDADE DA ÁGUA AOS <text:s/>USUÁRIOS. O MÓDULO ATUAL, TENDO EM VISTA QUE FOI TROCADO À 2 ANOS, PODE NÃO ESTAR RETENDO AS BACTÉRIAS DE FORMA EFICAZ, O QUE PODE COMPROMETER A SAÚDE DOS USUÁRI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VAM SHIGUEYUKI SUZUKI - CPF: 313.011.708-3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2/2024 a 17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TORRE FORTE REPRESENTAÇÕES</text:p>
          </table:table-cell>
          <table:covered-table-cell table:number-columns-repeated="7"/>
          <table:table-cell office:value-type="string" table:number-columns-spanned="3" table:number-rows-spanned="1" table:style-name="ce21">
            <text:p>52.575.162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A TROCA PERIÓDICA DOS FILTROS É IMPRESCINDÍVEL PARA GARANTIR A SEGURANÇA E A QUALIDADE DA ÁGUA AOS USUÁRI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CHAPECO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707.275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QUEIMA DO DISJUTOR TRIPOLAR DA PRM CHAPECÓ. NECESSIDADE IMPERATIVA DE MANUTENÇÃO DA CONTINUIDADE OPERACIONAL E A PREVENÇÃO DE FALHAS DE SISTEMA ELÉTR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5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FAZOLO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9.822.11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 AQUISIÇÃO DE CABOS HDMI É ESSENCIAL PARA MANTER A FUNCIONALIDADE DOS COMPUTADORES E EVITAR INTERRUPÇÕES DOS TRABALHOS DOS SERVI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8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4/03/2024</text:p>
          </table:table-cell>
          <table:covered-table-cell/>
          <table:table-cell office:value-type="string" table:number-columns-spanned="8" table:number-rows-spanned="1" table:style-name="ce22">
            <text:p>PLAY JOGOS E DIVERSO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42.333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 AQUISIÇÃO DOS ADAPTADORES É ESSENCIAL PARA MANTER A FUNCIONALIDADE DOS COMPUTADORES E EVITAR INTERRUPÇÕES DOS TRABALHOS DOS SERVI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2/2024 a 02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PATRICK DOMINGOS BOTEGA</text:p>
          </table:table-cell>
          <table:covered-table-cell table:number-columns-repeated="7"/>
          <table:table-cell office:value-type="string" table:number-columns-spanned="3" table:number-rows-spanned="1" table:style-name="ce21">
            <text:p>49.581.488/000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AO CABEAMENTO ADICIONAL PARA RETORNO DE ILUMINAÇAO,INSTALAÇAO DE INTERRUPTOR DEDUAS TECLAS NA SALA DA SUBADM/ASI, EIS QUE A SALA FOI DIVIDIDA EM DOIS AMBIENTES E NECESSITA DE ILUMINAÇÃO INDEPENDENTE EM CADA UM DEL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PARA UTILIZAÇÃ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5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CIMEL COM E INSTALACAO DE MAT. ELETRONIC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6.825.496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TERIA MINI (PILHAS 12V) PARA US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DAS CHAGAS FORTES - CPF: 476.423.785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1/2024 a 2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ALVES BARRETO COMÉRCIO E CONSTRUÇÕ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3.004.833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ATENDER DEMANDAS DIVERS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ANJA MARIA DIAS OLIVEIRA ALMEIDA - CPF: 171.317.0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2/2024 a 19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LE BISCUIT <text:s/>S/A</text:p>
          </table:table-cell>
          <table:covered-table-cell table:number-columns-repeated="7"/>
          <table:table-cell office:value-type="string" table:number-columns-spanned="3" table:number-rows-spanned="1" table:style-name="ce21">
            <text:p>16.233.389/0075-9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 FIXAÇÃO DOS PURIFICADORES NA PAREDE DO REFEITÓRIO E MEZANIN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UNIFRIO REFRIGERAÇÃ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364.047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3 MICRO ONDAS PARA AVALIAÇÃO NA ASSISTÊNCIA TÉCN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VICTOR ALEXANDRE DA SILVA FIGUEIREDO</text:p>
          </table:table-cell>
          <table:covered-table-cell table:number-columns-repeated="7"/>
          <table:table-cell office:value-type="string" table:number-columns-spanned="3" table:number-rows-spanned="1" table:style-name="ce21">
            <text:p>43.045.815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NOBREAKS E SWITCHES PARA AVALIAÇÃO TÉCNICA ESPECIALIZ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NDICE FRANCINE GOMES - CPF: 226.601.498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3/2024 a 20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4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22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03/2024</text:p>
          </table:table-cell>
          <table:covered-table-cell/>
          <table:table-cell office:value-type="string" table:number-columns-spanned="8" table:number-rows-spanned="1" table:style-name="ce22">
            <text:p>LIDIA KARAGULIAN FORT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758.679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A SEGURANÇA DOS BENS ALOCADOS NA SALA. OUTROSSIM, A EXCEPCIONALIDADE SE DÁ, EM RAZÃO DA NÃO EXISTÊNCIA DE CONTRATO QUE EXECUTE TAL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A HELENA BARBOSA DE ANDRADE LACUNA - CPF: 125.824.588-4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2/2024 a 3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PIATA BORRACHA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939.491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A CAMARA DE AR CARRIOLA (CARRINHO DE CARREGAR PROCESSOS)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VIANI GUSTAVO DE SOUZA - CPF: 025.034.998-1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2/2024 a 20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3/2024</text:p>
          </table:table-cell>
          <table:covered-table-cell/>
          <table:table-cell office:value-type="string" table:number-columns-spanned="8" table:number-rows-spanned="1" table:style-name="ce22">
            <text:p>ACQUARELLA DISTRIBUIDORA DE ÁGUA MINER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463.731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ÁGA MINERAL EM PROCESSODE LICITA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6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1 - PR-TO - PROCURADORIA DA REPUBLICA - TOCANTIN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ULIO CUSTODIO DOS SANTOS - CPF: 770.657.781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2/2024 a 01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FERPAM COM. DE FERRAMENTAS</text:p>
          </table:table-cell>
          <table:covered-table-cell table:number-columns-repeated="7"/>
          <table:table-cell office:value-type="string" table:number-columns-spanned="3" table:number-rows-spanned="1" table:style-name="ce21">
            <text:p>01.040.887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ALCALINAS AA, PARA USO NOS CONTROLES REMOTOS DA PROCURADORIA DA REPÚBLICA NO TOCANTIN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,9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8 - PRR1ª REGIÃO - PRR/1ª REGIAO - BRASIL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NALDO TERTO DOS SANTOS - CPF: 386.823.62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31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MATHEUS SOARES MORAIS (AGILIMPE)</text:p>
          </table:table-cell>
          <table:covered-table-cell table:number-columns-repeated="7"/>
          <table:table-cell office:value-type="string" table:number-columns-spanned="3" table:number-rows-spanned="1" table:style-name="ce21">
            <text:p>52.050.69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IMPERMEABILIZAÇÃO A FIM DE PROLONGAR A VIDA ÚTIL DO BEM MÓVEL (2 SOFÁS DE 2 LUGARES)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LEROY MERLIN CIA BRASILEIRA DE BRICOLAGEM.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14-11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CAIXA DANIFICADA LOCALIZADA NA COBERTURA DO PRÉDIO DA PRR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4,0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VG EXTINTORES</text:p>
          </table:table-cell>
          <table:covered-table-cell table:number-columns-repeated="7"/>
          <table:table-cell office:value-type="string" table:number-columns-spanned="3" table:number-rows-spanned="1" table:style-name="ce21">
            <text:p>33.779.490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LOCAÇÃO E REALOCAÇÃO DE EXTINTORES E PLACAS NO SUBSOLO E CORRE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FUTURA COMERCIO DE FERRAGENS E FERRAMENTA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6.967.224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REGULAGEM PARA EVITAR QUE A PORTA QUEBRE DEVIDO A DIFICULDADE DE ABERTU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MASCARO LAR E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39.045.307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-SE DA AQUISIÇÃO DE TINTA ACRÍLICA PARA PINTURA DO HALL DO 2º SUBSOLO. <text:s/>INFORMO TAMBÉM QUE A AQUISIÇÃO É DE PEQUENO VULTO, E NÃO HÁ ESTOQUE DO MATERIAL. AS TINTAS PARA PAREDE PROTEGEM AS ÁREAS MAIS EXPOSTAS AO LONGO DO DIA, ALÉM DE MANTER UMA APARÊNCIA RENOV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8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CIA BRASILEIRA DE DISTRIBUIÇÃO EX - BRIGADEIRO</text:p>
          </table:table-cell>
          <table:covered-table-cell table:number-columns-repeated="7"/>
          <table:table-cell office:value-type="string" table:number-columns-spanned="3" table:number-rows-spanned="1" table:style-name="ce21">
            <text:p>47.508.411/0004-07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-SE DE INSETICIDA PARA MITIGAR O RISCO DE CONTAMINAÇÃO POR DENGUE E OUTRAS DOENÇAS TRANSMITIDAS POR MOSQUITOS, DADO QUE O MUNICÍPIO DE SÃO PAULO DECRETOU ESTADO DE EMERGÊNCIA PARA DENGUE. INFORMO TAMBÉM QUE A AQUISIÇÃO É URGENTE E DE PEQUENO VUL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1,0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3/2024 a 10/06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5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MASTER SBG PRODUTOS ODONTOLOG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3.007.777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1) EM DECORRÊNCIA DA DECISÃO ESTRATÉGICA, TOMADA CONJUNTAMENTE ENTRE PRR3ª <text:s/>E PR/SP, QUANTO À AQUISIÇÃO COMPARTILHADA DE MATERIAIS E INSUMOS <text:s/>ODONTOLÓGICOS (PGEA - 1.03.000.000092/2024-46) E, CONSIDERANDO AS DIFICULDADES IMPOSTAS PELA REFERIDA AQUISIÇÃO CONJUNTA, A LICITAÇÃO AINDA NÃO FOI CONCLUÍDA. <text:s/>2) CONSIDERANDO QUE A PREVISÃO DE ENTREGA DOS ITENS DA REFERIDA LICITAÇÃO ERA MARÇO/24, FAZ-SE NECESSÁRIA A AQUISIÇÃO URGENTE DE ALGUNS MATERIAIS/INSUMOS PARA EVITAR A INTERRUPÇÃO DO SERVIÇO E O REGULAR FUNCIONAMENTO DO CONSULTÓRIO ODONTOLÓGICO DA PRR3ª. 3) OS ITENS SOLICITADOS SÃO IMPRESCINDÍVEIS PARA A EXECUÇÃO DAS ATIVIDADES EXERCIDAS NO REFERIDO CONSULTÓRIO PARA OS MESES DE MARÇO, ABRIL E MAIO/2024. <text:s/>4) OS ITENS, CONSTANTES DA LISTA ANEXA, QUE TAMBÉM CONSTAM NA LISTA DE MATERIAIS A SEREM ADQUIRIDOS NA LICITAÇÃO (PGEA - 1.03.000.000092/2024-46), SERÃO SUPRIMIDOS OU TERÃO SEUS QUANTITATIVOS REDUZID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551,9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AGEM DE PLACAS PORT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3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E CHAV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3/2024</text:p>
          </table:table-cell>
          <table:covered-table-cell/>
          <table:table-cell office:value-type="string" table:number-columns-spanned="8" table:number-rows-spanned="1" table:style-name="ce22">
            <text:p>ADEMIR JOEL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1.505.08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CONTRATAÇÃO MANUTENÇÃO PORT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3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SEIS CÓPIAS DE CHAVES PARA A DISEGOT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3/2024</text:p>
          </table:table-cell>
          <table:covered-table-cell/>
          <table:table-cell office:value-type="string" table:number-columns-spanned="8" table:number-rows-spanned="1" table:style-name="ce22">
            <text:p>NUNES &amp; VIEIRA DISTRIBU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5.115.405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TRÊS BAMBONAS DE ÁGUA E TRÊS RECARGAS DE ÁGUA PARA OS BEBEDOUROS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3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DUAS CÓPIAS DE CHAVES FEITAS PELO MIOLO DA FECHADU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AMBIENTALLIZE LOCADORA DE MATERIAIS PARA EV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8.705.786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LOCAÇÃO DE UM TAPETE 3X4M PARA O EVENTO "MULHERES INSPIRADORAS"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3/2024</text:p>
          </table:table-cell>
          <table:covered-table-cell/>
          <table:table-cell office:value-type="string" table:number-columns-spanned="8" table:number-rows-spanned="1" table:style-name="ce22">
            <text:p>CLASSUL IND. E COM. DE PLACAS E BRIN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8.605.962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LASSUL INDUSTRIA E COMÉRCIO DE PLACAS E BRINDES LTDA.COMPRA DE DUAS PLACAS DE HOMENAGEM PARA O EVENTO 'MULHERES INSPIRADORAS"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3/2024</text:p>
          </table:table-cell>
          <table:covered-table-cell/>
          <table:table-cell office:value-type="string" table:number-columns-spanned="8" table:number-rows-spanned="1" table:style-name="ce22">
            <text:p>CACILDA DE OLIVEIRA ALMEI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60.372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CACILDA DE OLIVEIRA ALMEIDA NF052.054.044 DOIS ARRANJOS DE FLORES PARA O EVENTO MULHERES INSPIRADOR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AGUASALUBRE BEBEDOU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467.784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ÁGUASALUBRE BEBEDOURO LIMPO LTDA. <text:s/>COLOCAÇÃO DE DUAS CUBAS EM DOIS PURIFICADORES DE ÁGUA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MIL TORNEIRAS COMERC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075.24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15 DOSADORES DE SABONETE LÍQUIDO PARA MANUTENÇÃO DOS BANHEIROS DO PRÉDIO DA PRR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96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4</text:p>
          </table:table-cell>
          <table:covered-table-cell/>
          <table:table-cell office:value-type="string" table:number-columns-spanned="8" table:number-rows-spanned="1" table:style-name="ce22">
            <text:p>BELLER COMÉRCIO DE PAPEI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1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 PASSADOR DE SLIDES PARA USO NO AUDITÓ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7,98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1/03/2024</text:p>
          </table:table-cell>
          <table:covered-table-cell/>
          <table:table-cell office:value-type="string" table:number-columns-spanned="8" table:number-rows-spanned="1" table:style-name="ce22">
            <text:p>COMERCIAL ELETRICA SÃO PED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739.382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ERCIAL ELÉTRICA SÃO PEDRO LTDA.CNPJ 92.739.382/0001-98. <text:s/>NF 8589 50 LÂMPADAS LED TUBULAR T5 55CM G5 4000K 9W BIVOLT STH9608/40 <text:s/>STELLA R$1.301,46.PARA MANUTENÇÃO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01,4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DUAS CÓPIAS DE CHAVES PARA O GAVETEIRO DO SERVIDOR VILSON POSSAMAI JÚNI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ABERTURA DE FECHADURA COM TR~ES CÓPIAS DE CHAVES PARA A SALA 50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3/2024</text:p>
          </table:table-cell>
          <table:covered-table-cell/>
          <table:table-cell office:value-type="string" table:number-columns-spanned="8" table:number-rows-spanned="1" table:style-name="ce22">
            <text:p>ASSOCIADAS SERTÓRIO</text:p>
          </table:table-cell>
          <table:covered-table-cell table:number-columns-repeated="7"/>
          <table:table-cell office:value-type="string" table:number-columns-spanned="3" table:number-rows-spanned="1" table:style-name="ce21">
            <text:p>89.616.742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EDICAMENTOS PARA USO NO GAB MÉD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9,5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UREA FREIRE AMORIM - CPF: 179.121.994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03/2024</text:p>
          </table:table-cell>
          <table:covered-table-cell/>
          <table:table-cell office:value-type="string" table:number-columns-spanned="8" table:number-rows-spanned="1" table:style-name="ce22">
            <text:p>VALIDASERV SOLUÇÕES EM VALIDAÇÃO, COMÉRCIO <text:s/>DE MÁQUINAS</text:p>
          </table:table-cell>
          <table:covered-table-cell table:number-columns-repeated="7"/>
          <table:table-cell office:value-type="string" table:number-columns-spanned="3" table:number-rows-spanned="1" table:style-name="ce21">
            <text:p>31.975.795/000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A VISITA TÉCNICA PARA AVALIAÇÃO DO VAZAMENTO APRESENTADO NA CUSPIDEIRA - EQUIPAMENTO ACOPLADO A CADEIRA ODONTOLÓGICA - SERVIÇO AUTORIZADO PELA SECRETARIA REGIONAL DA PRR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3/2024</text:p>
          </table:table-cell>
          <table:covered-table-cell/>
          <table:table-cell office:value-type="string" table:number-columns-spanned="8" table:number-rows-spanned="1" table:style-name="ce22">
            <text:p>COPYFLEX GRÁFICA DIGITAL LTDA. ME</text:p>
          </table:table-cell>
          <table:covered-table-cell table:number-columns-repeated="7"/>
          <table:table-cell office:value-type="string" table:number-columns-spanned="3" table:number-rows-spanned="1" table:style-name="ce21">
            <text:p>28.787.279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BANNER PARA O ECOTIME/PRR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6,5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4</text:p>
          </table:table-cell>
          <table:covered-table-cell/>
          <table:table-cell office:value-type="string" table:number-columns-spanned="8" table:number-rows-spanned="1" table:style-name="ce22">
            <text:p>VALIDASERV SOLUÇÕES EM VALIDAÇÃO, COMÉRCIO <text:s/>DE MÁQUINAS</text:p>
          </table:table-cell>
          <table:covered-table-cell table:number-columns-repeated="7"/>
          <table:table-cell office:value-type="string" table:number-columns-spanned="3" table:number-rows-spanned="1" table:style-name="ce21">
            <text:p>31.975.795/000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URGENTE DA CUSPIDEIRA - EQUIPAMENTO ACOPLADO A CADEIRA ODONTOLÓGICA - APRESENTANDO VAZAMENTO - TROCA DA MANGUEI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2/2024 a 07/05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3/2024</text:p>
          </table:table-cell>
          <table:covered-table-cell/>
          <table:table-cell office:value-type="string" table:number-columns-spanned="8" table:number-rows-spanned="1" table:style-name="ce22">
            <text:p>IMPERIO DE CHAVES E ACESSÓRI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065.526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A DISEGOT ANEX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4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087" table:style-name="ro8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4-12-04T19:51:52Z</meta:creation-date>
    <dc:date>2024-12-04T19:51:55Z</dc:date>
  </office:meta>
</office:document-meta>
</file>